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5.61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weight="normal" style:font-weight-asian="normal" style:font-weight-complex="normal"/>
    </style:style>
    <style:style style:name="P3" style:family="paragraph" style:parent-style-name="Standard" style:list-style-name="L1">
      <style:text-properties style:font-name="Pericles" fo:font-weight="normal" style:font-weight-asian="normal" style:font-weight-complex="normal"/>
    </style:style>
    <style:style style:name="P4" style:family="paragraph" style:parent-style-name="Standard">
      <style:text-properties style:font-name="Pericles" fo:font-weight="bold" style:font-weight-asian="bold" style:font-weight-complex="bold"/>
    </style:style>
    <style:style style:name="P5" style:family="paragraph" style:parent-style-name="Table_20_Contents">
      <style:text-properties style:font-name="Pericles" fo:font-size="10pt" style:font-size-asian="10pt" style:font-size-complex="10pt"/>
    </style:style>
    <style:style style:name="P6" style:family="paragraph" style:parent-style-name="Table_20_Contents" style:list-style-name="L3">
      <style:text-properties style:font-name="Pericles" fo:font-size="10pt" style:font-size-asian="10pt" style:font-size-complex="10pt"/>
    </style:style>
    <style:style style:name="P7" style:family="paragraph" style:parent-style-name="Table_20_Contents" style:list-style-name="L4">
      <style:text-properties style:font-name="Pericles" fo:font-size="10pt" style:font-size-asian="10pt" style:font-size-complex="10pt"/>
    </style:style>
    <style:style style:name="P8" style:family="paragraph" style:parent-style-name="Table_20_Contents" style:list-style-name="L2">
      <style:text-properties style:font-name="Pericles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9/9/2017</text:p>
      <text:p text:style-name="P1"/>
      <text:p text:style-name="P1">Game Changes</text:p>
      <text:p text:style-name="P2"/>
      <text:p text:style-name="P2">There have been several small changes to the game:</text:p>
      <text:list xml:id="list7886345221165087857" text:style-name="L1">
        <text:list-item>
          <text:p text:style-name="P3">Shield Breaker talent now allows you to forego damage if the effect procs, or spend an inspiration to do both</text:p>
        </text:list-item>
        <text:list-item>
          <text:p text:style-name="P3">Combat moves have been trimmed down considerably</text:p>
        </text:list-item>
        <text:list-item>
          <text:p text:style-name="P3">Spirit callers and divine invocation spells can be cast on others at a +3 DL</text:p>
        </text:list-item>
      </text:list>
      <text:p text:style-name="P2"/>
      <text:p text:style-name="P1">MVP<text:span text:style-name="T1"> – Party picks the MVP from last week!</text:span></text:p>
      <text:p text:style-name="P2"/>
      <text:p text:style-name="P1">NPCs of Not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lanna</text:p>
          </table:table-cell>
          <table:table-cell table:style-name="Table1.B1" office:value-type="string">
            <text:list xml:id="list917954869145862981" text:style-name="L2">
              <text:list-item>
                <text:p text:style-name="P8">Daughter of Elder Tiksos of Thelod</text:p>
              </text:list-item>
              <text:list-item>
                <text:p text:style-name="P8">Lover of Kraeggaer (pregnant with his child?)</text:p>
              </text:list-item>
              <text:list-item>
                <text:p text:style-name="P8">Mild-mannered, loyal, unassuming</text:p>
              </text:list-item>
            </text:list>
          </table:table-cell>
        </table:table-row>
        <table:table-row>
          <table:table-cell table:style-name="Table1.A2" office:value-type="string">
            <text:p text:style-name="P5">Cassandra of Thelod</text:p>
          </table:table-cell>
          <table:table-cell table:style-name="Table1.B2" office:value-type="string">
            <text:list xml:id="list4921991061543303246" text:style-name="L4">
              <text:list-item>
                <text:p text:style-name="P7">Handmaiden of Helena</text:p>
              </text:list-item>
            </text:list>
          </table:table-cell>
        </table:table-row>
        <table:table-row>
          <table:table-cell table:style-name="Table1.A2" office:value-type="string">
            <text:p text:style-name="P5">Elder Agape</text:p>
          </table:table-cell>
          <table:table-cell table:style-name="Table1.B2" office:value-type="string">
            <text:list xml:id="list6918172810850136406" text:style-name="L3">
              <text:list-item>
                <text:p text:style-name="P6">One of four Elders of Thelod</text:p>
              </text:list-item>
              <text:list-item>
                <text:p text:style-name="P6">Priestess of Aquae</text:p>
              </text:list-item>
              <text:list-item>
                <text:p text:style-name="P6">Wants to make a name for herself, a little ambitious</text:p>
              </text:list-item>
              <text:list-item>
                <text:p text:style-name="P6">Wants Aquae to be supreme on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5">Elder Alganon</text:p>
          </table:table-cell>
          <table:table-cell table:style-name="Table1.B2" office:value-type="string">
            <text:list xml:id="list30280983" text:continue-numbering="true" text:style-name="L3">
              <text:list-item>
                <text:p text:style-name="P6">One of four Elders of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5">Elder Kradus</text:p>
          </table:table-cell>
          <table:table-cell table:style-name="Table1.B2" office:value-type="string">
            <text:list xml:id="list30281412" text:continue-numbering="true" text:style-name="L3">
              <text:list-item>
                <text:p text:style-name="P6">One of four Elders of Thelod</text:p>
              </text:list-item>
              <text:list-item>
                <text:p text:style-name="P6">Priest of Ulder</text:p>
              </text:list-item>
              <text:list-item>
                <text:p text:style-name="P6">Was shamed when Nikomedes destroyed his temple, but earned redemption</text:p>
              </text:list-item>
            </text:list>
          </table:table-cell>
        </table:table-row>
        <table:table-row>
          <table:table-cell table:style-name="Table1.A2" office:value-type="string">
            <text:p text:style-name="P5">Elder Tiksos</text:p>
          </table:table-cell>
          <table:table-cell table:style-name="Table1.B2" office:value-type="string">
            <text:list xml:id="list30278717" text:continue-numbering="true" text:style-name="L3">
              <text:list-item>
                <text:p text:style-name="P6">One of four Elders of Thelod</text:p>
              </text:list-item>
              <text:list-item>
                <text:p text:style-name="P6">Old man and retired fisherman</text:p>
              </text:list-item>
              <text:list-item>
                <text:p text:style-name="P6">Father of Alanna</text:p>
              </text:list-item>
            </text:list>
          </table:table-cell>
        </table:table-row>
        <table:table-row>
          <table:table-cell table:style-name="Table1.A2" office:value-type="string">
            <text:p text:style-name="P5">Pherecydes</text:p>
          </table:table-cell>
          <table:table-cell table:style-name="Table1.B2" office:value-type="string">
            <text:list xml:id="list30256903" text:continue-numbering="true" text:style-name="L3">
              <text:list-item>
                <text:p text:style-name="P6">Vaskan commander of the Bloodkin mercenary company</text:p>
              </text:list-item>
            </text:list>
          </table:table-cell>
        </table:table-row>
        <table:table-row>
          <table:table-cell table:style-name="Table1.A2" office:value-type="string">
            <text:p text:style-name="P5">Sirtook</text:p>
          </table:table-cell>
          <table:table-cell table:style-name="Table1.B2" office:value-type="string">
            <text:list xml:id="list30268670" text:continue-numbering="true" text:style-name="L3">
              <text:list-item>
                <text:p text:style-name="P6">Theyd pirate captain of the Ramspite</text:p>
              </text:list-item>
              <text:list-item>
                <text:p text:style-name="P6">Tried to kill the heroes, but worked with them to escape the island of Thelod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Magoun</meta:initial-creator>
    <meta:creation-date>2017-09-08T20:59:32.34</meta:creation-date>
    <dc:date>2017-09-09T10:08:04.77</dc:date>
    <dc:creator>Chris Magoun</dc:creator>
    <meta:editing-duration>PT42M44S</meta:editing-duration>
    <meta:editing-cycles>3</meta:editing-cycles>
    <meta:generator>OpenOffice/4.1.3$Win32 OpenOffice.org_project/413m1$Build-9783</meta:generator>
    <meta:document-statistic meta:table-count="1" meta:image-count="0" meta:object-count="0" meta:page-count="1" meta:paragraph-count="34" meta:word-count="214" meta:character-count="1113"/>
  </office:meta>
</office:document-meta>
</file>